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9A728AB3B61AB444.png" manifest:media-type="image/png"/>
  <manifest:file-entry manifest:full-path="Pictures/100002010000008100000081022FCACC17A21DD5.png" manifest:media-type="image/png"/>
  <manifest:file-entry manifest:full-path="Pictures/1000020100000040000000116613A2C1588BCA83.png" manifest:media-type="image/png"/>
  <manifest:file-entry manifest:full-path="Pictures/100002010000004500000012E1F98460B0A82698.png" manifest:media-type="image/png"/>
  <manifest:file-entry manifest:full-path="Pictures/100002010000005100000017517F3C3C72557AFF.png" manifest:media-type="image/png"/>
  <manifest:file-entry manifest:full-path="Pictures/10001239000004F6000004F601E6A3CE3F22F62D.svg" manifest:media-type="image/svg+xml"/>
  <manifest:file-entry manifest:full-path="Pictures/10000B3100000D5500000D558D107736354BF6CC.svg" manifest:media-type="image/svg+xml"/>
  <manifest:file-entry manifest:full-path="Pictures/10001239000004F6000004F6AB59A685DBBF3EA3.svg" manifest:media-type="image/svg+xml"/>
  <manifest:file-entry manifest:full-path="Pictures/100002010000003000000030828FA27E9E72C919.png" manifest:media-type="image/png"/>
  <manifest:file-entry manifest:full-path="Pictures/10000F9F00000D5500000D55484E2BE8C9FB575E.svg" manifest:media-type="image/svg+xml"/>
  <manifest:file-entry manifest:full-path="Pictures/100002010000008100000081253B643826F95AA4.png" manifest:media-type="image/png"/>
  <manifest:file-entry manifest:full-path="Pictures/10000B3100000D5500000D55ED50C892BD39CE64.svg" manifest:media-type="image/svg+xml"/>
  <manifest:file-entry manifest:full-path="Pictures/10000201000000810000008111E6EBC914A5C5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nas" svg:font-family="'Noto Sna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3.557cm" fo:min-width="13.447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7cm"/>
      <style:paragraph-properties style:writing-mode="lr-tb"/>
    </style:style>
    <style:style style:name="gr6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615cm" fo:min-width="15.089cm" fo:padding-top="0.175cm" fo:padding-bottom="0.175cm" fo:padding-left="0.3cm" fo:padding-right="0.3cm"/>
    </style:style>
    <style:style style:name="gr8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9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0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12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557cm" fo:min-width="16.453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860d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Dashed_20__28_var_29_" svg:stroke-width="0.1cm" svg:stroke-color="#ff860d" draw:marker-start-width="0.35cm" draw:marker-end-width="0.35cm" draw:fill="solid" draw:fill-color="#ffffff" draw:textarea-horizontal-align="justify" draw:textarea-vertical-align="middle" draw:auto-grow-height="false" fo:min-height="1.094cm" fo:min-width="3.344cm" fo:padding-top="0.175cm" fo:padding-bottom="0.175cm" fo:padding-left="0.3cm" fo:padding-right="0.3cm"/>
      <style:paragraph-properties style:writing-mode="lr-tb"/>
    </style:style>
    <style:style style:name="gr17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576cm" fo:min-width="20.953cm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8.8cm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Dashed_20__28_var_29_" svg:stroke-width="0.1cm" svg:stroke-color="#ff860d" draw:marker-start-width="0.35cm" draw:marker-end-width="0.35cm" draw:fill="solid" draw:fill-color="#ffffff" draw:textarea-horizontal-align="justify" draw:textarea-vertical-align="middle" draw:auto-grow-height="false" fo:min-height="1.094cm" fo:min-width="2.255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985cm" fo:min-width="0.8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1" style:family="paragraph">
      <style:paragraph-properties fo:text-align="center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style:font-name="Noto Sans1" fo:font-size="12pt" style:font-name-asian="Noto Sans1" style:font-size-asian="12pt" style:font-size-complex="12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Noto Sans1" fo:font-size="12pt" style:font-name-asian="Noto Sans1" style:font-size-asian="12pt" style:font-size-complex="12pt"/>
    </style:style>
    <style:style style:name="T2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list-three-basic-file-icons</text:p>
          </draw:text-box>
        </draw:frame>
        <draw:custom-shape draw:style-name="gr1" draw:text-style-name="P2" draw:layer="layout" svg:width="14.047cm" svg:height="3.907cm" svg:x="7.216cm" svg:y="5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8.511cm" svg:y="9.2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2" draw:layer="layout" svg:width="4.555cm" svg:height="1.206cm" svg:x="7.6cm" svg:y="6.107cm">
          <draw:image xlink:href="Pictures/1000020100000040000000116613A2C1588BCA83.png" xlink:type="simple" xlink:show="embed" xlink:actuate="onLoad" loext:mime-type="image/png">
            <text:p/>
          </draw:image>
        </draw:frame>
        <draw:frame draw:style-name="gr4" draw:text-style-name="P2" draw:layer="layout" svg:width="4.56cm" svg:height="1.19cm" svg:x="12.297cm" svg:y="6.115cm">
          <draw:image xlink:href="Pictures/100002010000004500000012E1F98460B0A82698.png" xlink:type="simple" xlink:show="embed" xlink:actuate="onLoad" loext:mime-type="image/png">
            <text:p/>
          </draw:image>
        </draw:frame>
        <draw:frame draw:style-name="gr5" draw:text-style-name="P5" draw:layer="layout" svg:width="4cm" svg:height="1.937cm" svg:x="7.8cm" svg:y="7.463cm">
          <draw:text-box>
            <text:p text:style-name="P4">新增檔案<text:line-break/>(綠色+號)</text:p>
          </draw:text-box>
        </draw:frame>
        <draw:frame draw:style-name="gr5" draw:text-style-name="P5" draw:layer="layout" svg:width="4cm" svg:height="1.937cm" svg:x="12.4cm" svg:y="7.463cm">
          <draw:text-box>
            <text:p text:style-name="P4">修改檔案<text:line-break/>(黃色...)</text:p>
          </draw:text-box>
        </draw:frame>
        <draw:frame draw:style-name="gr6" draw:text-style-name="P4" draw:layer="layout" svg:width="4.56cm" svg:height="1.29cm" svg:x="16.6cm" svg:y="6.065cm">
          <draw:image xlink:href="Pictures/100002010000005100000017517F3C3C72557AFF.png" xlink:type="simple" xlink:show="embed" xlink:actuate="onLoad" loext:mime-type="image/png">
            <text:p/>
          </draw:image>
        </draw:frame>
        <draw:frame draw:style-name="gr5" draw:text-style-name="P5" draw:layer="layout" svg:width="4cm" svg:height="1.937cm" svg:x="16.8cm" svg:y="7.463cm">
          <draw:text-box>
            <text:p text:style-name="P4">刪除檔案<text:line-break/>(紅色-號)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ncept-show-file-deleted-from-work-tree</text:p>
          </draw:text-box>
        </draw:frame>
        <draw:custom-shape draw:style-name="gr7" draw:text-style-name="P2" draw:layer="layout" svg:width="15.689cm" svg:height="9.965cm" svg:x="6.335cm" svg:y="1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frame draw:style-name="gr4" draw:text-style-name="P2" draw:layer="layout" svg:width="1.41cm" svg:height="1.41cm" svg:x="8.033cm" svg:y="7.7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94cm" svg:height="1.94cm" svg:x="7.449cm" svg:y="5.166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custom-shape draw:style-name="gr8" draw:text-style-name="P6" draw:layer="layout" svg:width="1.2cm" svg:height="1.2cm" svg:x="19.348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19.348cm" svg:y="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1.2cm" svg:x="19.348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9.948cm" svg:y1="7.803cm" svg:x2="19.948cm" svg:y2="6.802cm">
          <text:p/>
        </draw:line>
        <draw:line draw:style-name="gr11" draw:text-style-name="P8" draw:layer="layout" svg:x1="19.948cm" svg:y1="9.802cm" svg:x2="19.948cm" svg:y2="9.003cm">
          <text:p/>
        </draw:line>
        <draw:custom-shape draw:style-name="gr12" draw:text-style-name="P10" draw:layer="layout" svg:width="3.3cm" svg:height="2.9cm" svg:x="6.8cm" svg:y="2.001cm">
          <text:p text:style-name="P9"><text:span text:style-name="T1">工作樹</text:span></text:p>
          <text:p text:style-name="P9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3cm" svg:height="2.9cm" svg:x="18.2cm" svg:y="2.001cm">
          <text:p text:style-name="P9"><text:span text:style-name="T1">本地倉庫</text:span></text:p>
          <text:p text:style-name="P9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3cm" svg:height="2.9cm" svg:x="12.5cm" svg:y="2.001cm">
          <text:p text:style-name="P9"><text:span text:style-name="T1">變更暫存</text:span></text:p>
          <text:p text:style-name="P9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8" draw:layer="layout" svg:width="1.455cm" svg:height="0.384cm" draw:transform="rotate (-1.2924163111018) translate (7.8cm 7cm)" svg:viewBox="0 0 1456 385" draw:points="0,0 1346,385 1456,0">
          <text:p/>
        </draw:polyline>
        <draw:frame draw:style-name="gr4" draw:text-style-name="P2" draw:layer="layout" svg:width="1.94cm" svg:height="1.94cm" svg:x="13.006cm" svg:y="5.166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frame draw:style-name="gr4" draw:text-style-name="P2" draw:layer="layout" svg:width="1.41cm" svg:height="1.41cm" svg:x="8.133cm" svg:y="7.6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8.233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8.333cm" svg:y="7.4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3.633cm" svg:y="7.7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13.4cm 7cm)" svg:viewBox="0 0 1456 385" draw:points="0,0 1346,385 1456,0">
          <text:p/>
        </draw:polyline>
        <draw:frame draw:style-name="gr4" draw:text-style-name="P2" draw:layer="layout" svg:width="1.41cm" svg:height="1.41cm" svg:x="13.733cm" svg:y="7.6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3.833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3.933cm" svg:y="7.4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7.8cm 8.4cm)" svg:viewBox="0 0 1456 385" draw:points="0,0 1346,385 1456,0">
          <text:p/>
        </draw:polyline>
        <draw:frame draw:style-name="gr6" draw:text-style-name="P4" draw:layer="layout" svg:width="1.6cm" svg:height="1.6cm" svg:x="8.033cm" svg:y="9.021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53B643826F95AA4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13.4cm 8.4cm)" svg:viewBox="0 0 1456 385" draw:points="0,0 1346,385 1456,0">
          <text:p/>
        </draw:polyline>
        <draw:frame draw:style-name="gr6" draw:text-style-name="P4" draw:layer="layout" svg:width="1.41cm" svg:height="1.41cm" svg:x="13.733cm" svg:y="9.12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11E6EBC914A5C554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ncept-show-unstaged-files</text:p>
          </draw:text-box>
        </draw:frame>
        <draw:custom-shape draw:style-name="gr14" draw:text-style-name="P2" draw:layer="layout" svg:width="17.053cm" svg:height="9.907cm" svg:x="5.852cm" svg:y="1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line draw:style-name="gr15" draw:text-style-name="P8" draw:layer="layout" svg:x1="8.889cm" svg:y1="6.2cm" svg:x2="15.8cm" svg:y2="6.2cm">
          <text:p/>
        </draw:line>
        <draw:frame draw:style-name="gr4" draw:text-style-name="P2" draw:layer="layout" svg:width="1.41cm" svg:height="1.41cm" svg:x="7.533cm" svg:y="7.7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94cm" svg:height="1.94cm" svg:x="6.949cm" svg:y="5.166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custom-shape draw:style-name="gr8" draw:text-style-name="P6" draw:layer="layout" svg:width="1.2cm" svg:height="1.2cm" svg:x="20.248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20.248cm" svg:y="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1.2cm" svg:x="20.248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0.848cm" svg:y1="7.803cm" svg:x2="20.848cm" svg:y2="6.802cm">
          <text:p/>
        </draw:line>
        <draw:line draw:style-name="gr11" draw:text-style-name="P8" draw:layer="layout" svg:x1="20.848cm" svg:y1="9.802cm" svg:x2="20.848cm" svg:y2="9.003cm">
          <text:p/>
        </draw:line>
        <draw:custom-shape draw:style-name="gr12" draw:text-style-name="P10" draw:layer="layout" svg:width="3.3cm" svg:height="2.9cm" svg:x="6.3cm" svg:y="2.001cm">
          <text:p text:style-name="P9"><text:span text:style-name="T1">工作樹</text:span></text:p>
          <text:p text:style-name="P9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3cm" svg:height="2.9cm" svg:x="19.1cm" svg:y="2.001cm">
          <text:p text:style-name="P9"><text:span text:style-name="T1">本地倉庫</text:span></text:p>
          <text:p text:style-name="P9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3cm" svg:height="2.9cm" svg:x="15.3cm" svg:y="2.001cm">
          <text:p text:style-name="P9"><text:span text:style-name="T1">變更暫存</text:span></text:p>
          <text:p text:style-name="P9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8" draw:layer="layout" svg:width="1.455cm" svg:height="0.384cm" draw:transform="rotate (-1.2924163111018) translate (7.3cm 7cm)" svg:viewBox="0 0 1456 385" draw:points="0,0 1346,385 1456,0">
          <text:p/>
        </draw:polyline>
        <draw:frame draw:style-name="gr4" draw:text-style-name="P2" draw:layer="layout" svg:width="1.94cm" svg:height="1.94cm" svg:x="15.806cm" svg:y="5.166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frame draw:style-name="gr4" draw:text-style-name="P2" draw:layer="layout" svg:width="1.41cm" svg:height="1.41cm" svg:x="7.633cm" svg:y="7.6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7.733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7.833cm" svg:y="7.4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6.433cm" svg:y="7.7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16.2cm 7cm)" svg:viewBox="0 0 1456 385" draw:points="0,0 1346,385 1456,0">
          <text:p/>
        </draw:polyline>
        <draw:frame draw:style-name="gr4" draw:text-style-name="P2" draw:layer="layout" svg:width="1.41cm" svg:height="1.41cm" svg:x="16.533cm" svg:y="7.6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6.633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6.733cm" svg:y="7.4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7.3cm 8.4cm)" svg:viewBox="0 0 1456 385" draw:points="0,0 1346,385 1456,0">
          <text:p/>
        </draw:polyline>
        <draw:frame draw:style-name="gr6" draw:text-style-name="P4" draw:layer="layout" svg:width="1.6cm" svg:height="1.6cm" svg:x="7.533cm" svg:y="9.021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53B643826F95AA4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16.2cm 8.4cm)" svg:viewBox="0 0 1456 385" draw:points="0,0 1346,385 1456,0">
          <text:p/>
        </draw:polyline>
        <draw:frame draw:style-name="gr6" draw:text-style-name="P4" draw:layer="layout" svg:width="1.41cm" svg:height="1.41cm" svg:x="16.533cm" svg:y="9.12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11E6EBC914A5C554.png" xlink:type="simple" xlink:show="embed" xlink:actuate="onLoad" loext:mime-type="image/png"/>
        </draw:frame>
        <draw:custom-shape draw:style-name="gr16" draw:text-style-name="P12" draw:layer="layout" svg:width="4.1cm" svg:height="1.6cm" svg:x="10.2cm" svg:y="5.4cm">
          <text:p text:style-name="P11"><text:span text:style-name="T2">未核選的變更</text:span><text:span text:style-name="T2"><text:line-break/></text:span><text:span text:style-name="T2">(Unstag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8" draw:layer="layout" svg:width="1.455cm" svg:height="0.384cm" draw:transform="rotate (-1.2924163111018) translate (11.5cm 7cm)" svg:viewBox="0 0 1456 385" draw:points="0,0 1346,385 1456,0">
          <text:p/>
        </draw:polyline>
        <draw:frame draw:style-name="gr6" draw:text-style-name="P4" draw:layer="layout" svg:width="1.6cm" svg:height="1.6cm" svg:x="11.733cm" svg:y="7.621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53B643826F95AA4.png" xlink:type="simple" xlink:show="embed" xlink:actuate="onLoad" loext:mime-type="image/png"/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concept-show-staged-files</text:p>
          </draw:text-box>
        </draw:frame>
        <draw:custom-shape draw:style-name="gr17" draw:text-style-name="P2" draw:layer="layout" svg:width="21.553cm" svg:height="9.926cm" svg:x="3.766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0">
        <draw:frame draw:style-name="gr4" draw:text-style-name="P2" draw:layer="layout" svg:width="1.41cm" svg:height="1.41cm" svg:x="5.433cm" svg:y="9.1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94cm" svg:height="1.94cm" svg:x="4.849cm" svg:y="6.564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custom-shape draw:style-name="gr8" draw:text-style-name="P6" draw:layer="layout" svg:width="1.2cm" svg:height="1.2cm" svg:x="18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2cm" svg:height="1.2cm" svg:x="18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1.2cm" svg:x="18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9.248cm" svg:y1="9.201cm" svg:x2="19.248cm" svg:y2="8.2cm">
          <text:p/>
        </draw:line>
        <draw:line draw:style-name="gr11" draw:text-style-name="P8" draw:layer="layout" svg:x1="19.248cm" svg:y1="11.2cm" svg:x2="19.248cm" svg:y2="10.401cm">
          <text:p/>
        </draw:line>
        <draw:custom-shape draw:style-name="gr12" draw:text-style-name="P10" draw:layer="layout" svg:width="3.3cm" svg:height="2.9cm" svg:x="4.2cm" svg:y="3.399cm">
          <text:p text:style-name="P9"><text:span text:style-name="T1">工作樹</text:span></text:p>
          <text:p text:style-name="P9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3cm" svg:height="2.9cm" svg:x="17.5cm" svg:y="3.399cm">
          <text:p text:style-name="P9"><text:span text:style-name="T1">本地倉庫</text:span></text:p>
          <text:p text:style-name="P9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3cm" svg:height="2.9cm" svg:x="7.9cm" svg:y="3.399cm">
          <text:p text:style-name="P9"><text:span text:style-name="T1">變更暫存</text:span></text:p>
          <text:p text:style-name="P9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8" draw:layer="layout" svg:width="1.455cm" svg:height="0.384cm" draw:transform="rotate (-1.2924163111018) translate (5.2cm 8.398cm)" svg:viewBox="0 0 1456 385" draw:points="0,0 1346,385 1456,0">
          <text:p/>
        </draw:polyline>
        <draw:frame draw:style-name="gr4" draw:text-style-name="P2" draw:layer="layout" svg:width="1.41cm" svg:height="1.41cm" svg:x="5.533cm" svg:y="9.0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5.633cm" svg:y="8.9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5.733cm" svg:y="8.8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5.2cm 9.798cm)" svg:viewBox="0 0 1456 385" draw:points="0,0 1346,385 1456,0">
          <text:p/>
        </draw:polyline>
        <draw:frame draw:style-name="gr6" draw:text-style-name="P4" draw:layer="layout" svg:width="1.6cm" svg:height="1.6cm" svg:x="5.433cm" svg:y="10.419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53B643826F95AA4.png" xlink:type="simple" xlink:show="embed" xlink:actuate="onLoad" loext:mime-type="image/png"/>
        </draw:frame>
        <draw:frame draw:style-name="gr4" draw:text-style-name="P2" draw:layer="layout" svg:width="1.41cm" svg:height="1.41cm" svg:x="9.19cm" svg:y="9.1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94cm" svg:height="1.94cm" svg:x="8.606cm" svg:y="6.564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8.957cm 8.398cm)" svg:viewBox="0 0 1456 385" draw:points="0,0 1346,385 1456,0">
          <text:p/>
        </draw:polyline>
        <draw:frame draw:style-name="gr4" draw:text-style-name="P2" draw:layer="layout" svg:width="1.41cm" svg:height="1.41cm" svg:x="9.29cm" svg:y="9.0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9.39cm" svg:y="8.9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9.49cm" svg:y="8.80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8.957cm 9.798cm)" svg:viewBox="0 0 1456 385" draw:points="0,0 1346,385 1456,0">
          <text:p/>
        </draw:polyline>
        <draw:frame draw:style-name="gr6" draw:text-style-name="P4" draw:layer="layout" svg:width="1.6cm" svg:height="1.6cm" svg:x="9.19cm" svg:y="10.419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53B643826F95AA4.png" xlink:type="simple" xlink:show="embed" xlink:actuate="onLoad" loext:mime-type="image/png"/>
        </draw:frame>
        <draw:g>
          <draw:polygon draw:style-name="gr18" draw:text-style-name="P13" draw:layer="layout" svg:width="4.799cm" svg:height="5.599cm" svg:x="15.5cm" svg:y="6.598cm" svg:viewBox="0 0 4800 5600" draw:points="0,0 4800,0 4800,2000 2600,2000 2600,5600 0,5600">
            <text:p/>
          </draw:polygon>
        </draw:g>
        <draw:line draw:style-name="gr15" draw:text-style-name="P8" draw:layer="layout" svg:x1="10.546cm" svg:y1="7.777cm" svg:x2="15.827cm" svg:y2="7.777cm">
          <text:p/>
        </draw:line>
        <draw:custom-shape draw:style-name="gr19" draw:text-style-name="P12" draw:layer="layout" svg:width="3.011cm" svg:height="1.6cm" svg:x="11.757cm" svg:y="6.977cm">
          <text:p text:style-name="P11"><text:span text:style-name="T2">核選的變更</text:span><text:span text:style-name="T2"><text:line-break/></text:span><text:span text:style-name="T2">(Stag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8" draw:layer="layout" svg:width="1.455cm" svg:height="0.384cm" draw:transform="rotate (-1.2924163111018) translate (12.668cm 8.577cm)" svg:viewBox="0 0 1456 385" draw:points="0,0 1346,385 1456,0">
          <text:p/>
        </draw:polyline>
        <draw:frame draw:style-name="gr6" draw:text-style-name="P4" draw:layer="layout" svg:width="1.6cm" svg:height="1.6cm" svg:x="12.901cm" svg:y="9.198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53B643826F95AA4.png" xlink:type="simple" xlink:show="embed" xlink:actuate="onLoad" loext:mime-type="image/png"/>
        </draw:frame>
        <draw:frame draw:style-name="gr4" draw:text-style-name="P2" draw:layer="layout" svg:width="1.94cm" svg:height="1.94cm" svg:x="15.827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frame draw:style-name="gr4" draw:text-style-name="P2" draw:layer="layout" svg:width="1.41cm" svg:height="1.41cm" svg:x="16.454cm" svg:y="9.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16.221cm 8.399cm)" svg:viewBox="0 0 1456 385" draw:points="0,0 1346,385 1456,0">
          <text:p/>
        </draw:polyline>
        <draw:frame draw:style-name="gr4" draw:text-style-name="P2" draw:layer="layout" svg:width="1.41cm" svg:height="1.41cm" svg:x="16.554cm" svg:y="9.0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6.654cm" svg:y="8.9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4" draw:text-style-name="P2" draw:layer="layout" svg:width="1.41cm" svg:height="1.41cm" svg:x="16.754cm" svg:y="8.8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polyline draw:style-name="gr13" draw:text-style-name="P8" draw:layer="layout" svg:width="1.455cm" svg:height="0.384cm" draw:transform="rotate (-1.2924163111018) translate (16.221cm 9.799cm)" svg:viewBox="0 0 1456 385" draw:points="0,0 1346,385 1456,0">
          <text:p/>
        </draw:polyline>
        <draw:frame draw:style-name="gr6" draw:text-style-name="P4" draw:layer="layout" svg:width="1.41cm" svg:height="1.41cm" svg:x="16.554cm" svg:y="10.52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11E6EBC914A5C554.png" xlink:type="simple" xlink:show="embed" xlink:actuate="onLoad" loext:mime-type="image/png"/>
        </draw:frame>
        <draw:g>
          <draw:custom-shape draw:style-name="gr20" draw:text-style-name="P13" draw:layer="layout" svg:width="1.4cm" svg:height="4.2cm" draw:transform="rotate (-1.5707963267949) translate (24.9cm 6.898cm)">
            <text:p text:style-name="P4"><text:span text:style-name="T1"/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21" draw:text-style-name="P15" draw:layer="layout" svg:width="2.8cm" svg:height="1.403cm" svg:x="21.8cm" svg:y="6.895cm">
            <draw:text-box>
              <text:p text:style-name="P14"><text:span text:style-name="T2">工作中版本 </text:span><text:span text:style-name="T2"><text:line-break/></text:span><text:span text:style-name="T2">(Head)</text:span></text:p>
            </draw:text-box>
          </draw:frame>
        </draw:g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nas" svg:font-family="'Noto Sna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5-24T18:06:48.934000000</dc:date>
    <meta:editing-duration>PT11H8M16S</meta:editing-duration>
    <meta:editing-cycles>17</meta:editing-cycles>
    <meta:document-statistic meta:object-count="148"/>
  </office:meta>
</office:document-meta>
</file>